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Heading_20_TOC" style:master-page-name="Index">
      <style:paragraph-properties style:page-number="1"/>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Contents_20_2">
      <style:paragraph-properties>
        <style:tab-stops>
          <style:tab-stop style:position="0cm"/>
        </style:tab-stops>
      </style:paragraph-properties>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2.0.3</text:p>
      <text:p text:style-name="P9">Mozilla Thunderbird Configuration Guide</text:p>
      <text:p text:style-name="P4"/>
      <text:p text:style-name="P18">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2.0.3 – December 2012</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3">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5">Mozilla Thunderbird <text:s text:c="2"/><text:tab/>4</text:p>
          <text:p text:style-name="P15">Mozilla Lightning <text:s text:c="2"/><text:tab/>4</text:p>
          <text:p text:style-name="P15">SOGo Connector and SOGo Integrator <text:s text:c="2"/><text:tab/>5</text:p>
          <text:p text:style-name="P14">Chapter 4<text:tab/>SOGo Integrator Customization <text:s text:c="2"/><text:tab/>6</text:p>
          <text:p text:style-name="P15">Customization <text:s text:c="2"/><text:tab/>6</text:p>
          <text:p text:style-name="P14">Chapter 5<text:tab/>SOGo Update Server <text:s text:c="2"/><text:tab/>8</text:p>
          <text:p text:style-name="P15">Installation <text:s text:c="2"/><text:tab/>8</text:p>
          <text:p text:style-name="P15">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2.0.3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3.1, 10 ESR (Extended Support Release) and 17 ESR are supported but it is recommend to use the version 17 ESR of Thunderbird.</text:p>
      <text:p text:style-name="Standard">In order to download and install Mozilla Thunderbird, please visit :</text:p>
      <text:p text:style-name="Standard"><text:a xlink:type="simple" xlink:href="https://www.mozilla.org/en-US/thunderbird/organizations/all-esr.html">https://www.mozilla.org/en-US/thunderbird/organizations/all-esr.html</text:a></text:p>
      <text:p text:style-name="P2"/>
      <text:h text:style-name="Heading_20_2" text:outline-level="2">Mozilla Lightning</text:h>
      <text:p text:style-name="Standard">When using version 17 ESR of Thunderbird, you can use Mozilla Lightning version 1.9. In order to download the extension, please visit :</text:p>
      <text:p text:style-name="Standard"><text:a xlink:type="simple" xlink:href="https://addons.mozilla.org/en-US/thunderbird/addon/lightning/versions/?page=1#version-1.2.3">https://addons.mozilla.org/en-US/thunderbird/addon/lightning/versions/?page=1#version-1.</text:a>9</text:p>
      <text:p text:style-name="Standard">For Thunderbird 2 and 3.1, you need the <text:span text:style-name="Emphasis">Inverse Edition</text:span> of Mozilla Lightning. It provides back ported features, bug fixes and security fixes from the current development version of Mozilla Lightning. For Thunderbird 2, it is based on release version 0.9 of Lightning. For Thunderbird 3.1, it is based on 1.0b2.</text:p>
      <text:p text:style-name="Standard">In order to download and install Mozilla Lightning – Inverse Edition for Thunderbird 2 or 3.1,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3.1, 10 ESR and 17 ESR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7"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Moreover, you <text:span text:style-name="T2">must</text:span> change the value of <text:span text:style-name="T4">the sogo-integrator.autocomplete.server.urlid</text:span> preference from <text:span text:style-name="T4">defaults/preferences/site.js</text:span> to match the identifier of your SOGoUserSources. This source will be used by Thunderbird for autocompletion.</text:p>
      <text:p text:style-name="Standard">Once you're done modifying the configuration file, save your changes and reconstruct the XPI file. </text:p>
      <text:p text:style-name="Standard">Now start Thunderbird and install your newly modified extension.</text:p>
      <text:h text:style-name="P17"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you would have :</text:p>
      <text:p text:style-name="Code">$plugins </text:p>
      <text:p text:style-name="Code">= array( "sogo-connector@inverse.ca"</text:p>
      <text:p text:style-name="Code"><text:s text:c="9"/>=&gt; array( "application" =&gt; "thunderbird",</text:p>
      <text:p text:style-name="Code"><text:s text:c="19"/>"version" =&gt; "17.0.0",</text:p>
      <text:p text:style-name="Code"><text:s text:c="19"/>"filename" =&gt; "sogo-connector-17.0.0.xpi" ),</text:p>
      <text:p text:style-name="Code"><text:s text:c="9"/>"sogo-integrator@inverse.ca"</text:p>
      <text:p text:style-name="Code"><text:s text:c="9"/>=&gt; array( "application" =&gt; "thunderbird",</text:p>
      <text:p text:style-name="Code"><text:s text:c="19"/>"version" =&gt; "17.0.0",</text:p>
      <text:p text:style-name="Code"><text:s text:c="19"/>"filename" =&gt; "sogo-integrator-17.0.0-sogo-demo.xpi" ),</text:p>
      <text:p text:style-name="Code"><text:s text:c="9"/>"{e2fda1a4-762b-4020-b5ad-a41df1933103}"</text:p>
      <text:p text:style-name="Code"><text:s text:c="9"/>=&gt; array( "application" =&gt; "thunderbird",</text:p>
      <text:p text:style-name="Code"><text:s text:c="19"/>"version" =&gt; "1.9.0",</text:p>
      <text:p text:style-name="Code"><text:s text:c="19"/>"filename" =&gt; "lightning-1.9.0.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ext:span text:style-name="T3">updates.php </text:span>script (but the filename must be identical in all subdirectories). For exemple, for Mozilla Lightning, we could have :</text:p>
      <text:p text:style-name="Code">Darwin_x86-gcc3/lightning-1.9.0.xpi</text:p>
      <text:p text:style-name="Code">Linux_x86-gcc3/lightning-1.9.0.xpi</text:p>
      <text:p text:style-name="Code">Linux_x86_64-gcc3/lightning-1.9.0.xpi</text:p>
      <text:p text:style-name="Code">WINNT_x86-msvc/lightning-1.9.0.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3cm" fo:margin-right="0cm" fo:margin-top="0cm" fo:margin-bottom="0cm" style:contextual-spacing="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style:contextual-spacing="false"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style:contextual-spacing="false"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style:contextual-spacing="false"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932b512-69e3009-7a10e5c-fc86223-a55908</meta:generator>
    <meta:creation-date>2008-10-24T09:42:32</meta:creation-date>
    <meta:editing-cycles>148</meta:editing-cycles>
    <meta:editing-duration>P1DT2H32M7S</meta:editing-duration>
    <dc:date>2012-12-05T17:06:41</dc:date>
    <meta:document-statistic meta:table-count="0" meta:image-count="2" meta:object-count="0" meta:page-count="14" meta:paragraph-count="159" meta:word-count="1741" meta:character-count="12877" meta:non-whitespace-character-count="10911"/>
    <meta:user-defined meta:name="Info 1"/>
    <meta:user-defined meta:name="Info 2"/>
    <meta:user-defined meta:name="Info 3"/>
    <meta:user-defined meta:name="Info 4"/>
  </office:meta>
</office:document-meta>
</file>